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3.1</text:p>
      <text:p text:style-name="Subtitle">22<text:span text:style-name="T10">nd</text:span> Octo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Introduction to Byteman<text:tab/>5</text:p>
          <text:p text:style-name="P16">Running an Application with the Byteman agent<text:tab/>5</text:p>
          <text:p text:style-name="P16">Event Condition Action Rules<text:tab/>6</text:p>
          <text:p text:style-name="P16">Rule Bindings and Parameterization<text:tab/>6</text:p>
          <text:p text:style-name="P16">Built-in Conditions and Actions<text:tab/>7</text:p>
          <text:p text:style-name="P16">Extending or Replacing the Byteman Language Built-ins<text:tab/>8</text:p>
          <text:p text:style-name="P16">Agent Transformation<text:tab/>8</text:p>
          <text:p text:style-name="P16">Agent Retransformation<text:tab/>9</text:p>
          <text:p text:style-name="P16">ECA Rule Engine<text:tab/>10</text:p>
          <text:p text:style-name="P15">The Byteman Rule Language<text:tab/>12</text:p>
          <text:p text:style-name="P16">Rule Events<text:tab/>12</text:p>
          <text:p text:style-name="P17">Class Rules vs Interface Rules<text:tab/>13</text:p>
          <text:p text:style-name="P17">Overriding <text:s/>Rules<text:tab/>13</text:p>
          <text:p text:style-name="P16">Location Specifiers<text:tab/>14</text:p>
          <text:p text:style-name="P16">Rule Bindings<text:tab/>17</text:p>
          <text:p text:style-name="P16">Rule Expressions<text:tab/>17</text:p>
          <text:p text:style-name="P16">Rule Conditions<text:tab/>19</text:p>
          <text:p text:style-name="P16">Rule Actions<text:tab/>20</text:p>
          <text:p text:style-name="P16">Built-In Calls<text:tab/>20</text:p>
          <text:p text:style-name="P16">User-Defined Rule Helpers<text:tab/>21</text:p>
          <text:p text:style-name="P16">The Rule Helper Lifecycle Methods<text:tab/>22</text:p>
          <text:p text:style-name="P15">Byteman Rule Language Standard Built-Ins<text:tab/>24</text:p>
          <text:p text:style-name="P16">Thread Coordination Operations<text:tab/>24</text:p>
          <text:p text:style-name="P17">Waiters<text:tab/>24</text:p>
          <text:p text:style-name="P17">Rendezvous<text:tab/>25</text:p>
          <text:p text:style-name="P17">Joiners<text:tab/>26</text:p>
          <text:p text:style-name="P17">Aborting Execution<text:tab/>26</text:p>
          <text:p text:style-name="P16">Rule State Management Operations<text:tab/>27</text:p>
          <text:p text:style-name="P17">CountDowns<text:tab/>27</text:p>
          <text:p text:style-name="P17">Flags<text:tab/>28</text:p>
          <text:p text:style-name="P17">Counters<text:tab/>28</text:p>
          <text:p text:style-name="P17">Timers<text:tab/>29</text:p>
          <text:p text:style-name="P17">Recursive Triggering<text:tab/>29</text:p>
          <text:p text:style-name="P16">Trace and Debug Operations<text:tab/>31</text:p>
          <text:p text:style-name="P17">Debugging<text:tab/>31</text:p>
          <text:p text:style-name="P17">Tracing<text:tab/>31</text:p>
          <text:p text:style-name="P16">Stack Management Operations<text:tab/>32</text:p>
          <text:p text:style-name="P17">Checking The Call Tree<text:tab/>32</text:p>
          <text:p text:style-name="P17">Tracing the Caller Stack<text:tab/>34</text:p>
          <text:p text:style-name="P17">Selective Stack Tracing Using a Regular Expression Filter<text:tab/>34</text:p>
          <text:p text:style-name="P17">Stack Range Tracing<text:tab/>36</text:p>
          <text:p text:style-name="P16">Default Helper Lifecycle Methods<text:tab/>38</text:p>
          <text:p text:style-name="P15">Using Byteman<text:tab/>40</text:p>
          <text:p text:style-name="P16">Downloading a binary release<text:tab/>40</text:p>
          <text:p text:style-name="P16">Obtaining the sources<text:tab/>40</text:p>
          <text:p text:style-name="P16">Building Byteman from the sources<text:tab/>40</text:p>
          <text:p text:style-name="P16">Running Applications with Byteman<text:tab/>40</text:p>
          <text:p text:style-name="P16"><text:soft-page-break/>Installing Byteman in a Running JVM using Script bminstall.sh<text:tab/>41</text:p>
          <text:p text:style-name="P16">Available -javaagent Options<text:tab/>42</text:p>
          <text:p text:style-name="P16">Running Byteman Using Script bmjava.sh<text:tab/>42</text:p>
          <text:p text:style-name="P16">Submitting Rules Dynamically Using Script submit.sh<text:tab/>43</text:p>
          <text:p text:style-name="P16">Checking Rules Offline Using Script bytemancheck.sh<text:tab/>45</text:p>
          <text:p text:style-name="P16">Environment Settings<text:tab/>45</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870371411" text:style-name="Outline">
        <text:list-header>
          <text:h text:style-name="Heading_20_1" text:outline-level="1" text:is-list-header="true" text:restart-numbering="true" text:start-value="-1">Introduction to Byteman</text:h>
        </text:list-header>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1553728637"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539038260" text:continue-list="list870371411"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941824129"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736932004"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717996118" text:continue-list="list941824129"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72626834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707112354"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479972386"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968349018"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449316698" text:continue-list="list479972386"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695735476"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868469788"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2112099385"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181673819"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967976109"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960819598"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324874748"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307918387"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727799840"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552739599" text:style-name="L5">
        <text:list-item>
          <text:p text:style-name="P25">throw and return operations are only allowed as the last action in a sequence of rule actions (see below).</text:p>
        </text:list-item>
      </text:list>
      <text:list xml:id="list382241083"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ext:soft-page-break/>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280605548" text:continue-list="list1307918387"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984612683"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840491797"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169236368"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text:soft-page-break/>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50812141"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text:soft-page-break/>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322693685"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700970340" text:continue-list="list50812141"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668848382"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224492904"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230251552"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506464705"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140298997"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780723942"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78890871"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89455303"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524529931"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604438675"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874912276"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737066588"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801397262"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679877206"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423719402" text:continue-numbering="true" text:style-name="Outline">
        <text:list-item>
          <text:list>
            <text:list-item>
              <text:list>
                <text:list-header>
                  <text:h text:style-name="P20"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731679673"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679734051"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357362185"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510682297"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97027547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483463598"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with this jar in place the upload may fail.</text:p>
      <text:list xml:id="list1756954520" text:continue-numbering="true" text:style-name="Outline">
        <text:list-item>
          <text:list>
            <text:list-header>
              <text:h text:style-name="P18" text:outline-level="2" text:is-list-header="true"><text:bookmark-start text:name="__DdeLink__3177_471445188"/><text:soft-page-break/><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773071182" text:continue-numbering="true" text:style-name="Outline">
        <text:list-item>
          <text:list>
            <text:list-header>
              <text:h text:style-name="P1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42138422"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96520881"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ext:soft-page-break/>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744373914" text:continue-list="list142138422"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789549997"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text:soft-page-break/>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oft-page-break/><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0-26T14:23:23</dc:date>
    <meta:printed-by>Andrew Dinn</meta:printed-by>
    <meta:print-date>2008-09-26T17:21:42</meta:print-date>
    <meta:editing-cycles>161</meta:editing-cycles>
    <meta:editing-duration>PT65H33M10S</meta:editing-duration>
    <meta:document-statistic meta:table-count="0" meta:image-count="0" meta:object-count="0" meta:page-count="47" meta:paragraph-count="513" meta:word-count="18018" meta:character-count="117614"/>
    <meta:user-defined meta:name="Info 1"/>
    <meta:user-defined meta:name="Info 2"/>
    <meta:user-defined meta:name="Info 3"/>
    <meta:user-defined meta:name="Info 4"/>
  </office:meta>
</office:document-meta>
</file>